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fea8798-4f42-4f07-a665-e042b11c19d8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23fbddaf-c69c-4c1b-8c69-d570283a51e2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26c8c61-38af-450b-bd8a-2857a45d306f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aba0b236-bf58-485f-a4e2-920382ce59dd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2e3630d-b52a-4cd9-a255-e1c970ab1ab7">
              <text:p text:style-name="P6"><text:span text:style-name="T17">Sprachen: </text:span>Deutsch, Französisch, Englisch, Russisch</text:p>
            </text:section>
            <text:section text:style-name="Sect2" text:name="64ce0ce3-227b-41e3-9f13-11a0cc5d8305">
              <text:p text:style-name="P6"><text:span text:style-name="T17">EDV: </text:span>Word, Excel, Photoshop, Linux, Outlook</text:p>
            </text:section>
            <text:section text:style-name="Sect2" text:name="5c2a39f3-acae-4ea4-9b14-32fe440356c9">
              <text:p text:style-name="P6"><text:span text:style-name="T17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